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="none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3333" draw:fill="solid" draw:fill-color="#ff9999" draw:textarea-vertical-align="middle"/>
    </style:style>
    <style:style style:name="gr4" style:family="graphic" style:parent-style-name="standard">
      <style:graphic-properties draw:stroke="dash" draw:stroke-dash="Fine_20_Dashed_20__28_var_29_" svg:stroke-color="#ff3333" draw:fill="solid" draw:fill-color="#ff9999" draw:textarea-vertical-align="middle"/>
    </style:style>
    <style:style style:name="gr5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cm" svg:stroke-color="#00cc00" draw:marker-start-width="0.2cm" draw:marker-end-width="0.2cm" draw:fill="solid" draw:fill-color="#99ff99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svg:stroke-width="0cm" svg:stroke-color="#3399ff" draw:marker-start-width="0.2cm" draw:marker-end-width="0.2cm" draw:fill="solid" draw:fill-color="#99ffff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ff6600" draw:marker-start-width="0.2cm" draw:marker-end-width="0.2cm" draw:fill="solid" draw:fill-color="#ffcc00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_33__20_Dashes_20_3_20_Dots_20__28_var_29_" svg:stroke-width="0cm" svg:stroke-color="#ff6600" draw:marker-start-width="0.2cm" draw:marker-end-width="0.2cm" draw:fill="solid" draw:fill-color="#ffcc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cm" svg:stroke-color="#6600cc" draw:marker-start-width="0.2cm" draw:marker-end-width="0.2cm" draw:fill="solid" draw:fill-color="#cc66ff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Fine_20_Dashed_20__28_var_29_" svg:stroke-color="#ff3333" draw:fill="none" draw:fill-color="#ffffff" draw:textarea-vertical-align="middle"/>
    </style:style>
    <style:style style:name="gr14" style:family="graphic" style:parent-style-name="objectwithoutfill">
      <style:graphic-properties draw:stroke="dash" draw:stroke-dash="Fine_20_Dashed_20__28_var_29_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draw:stroke="dash" draw:stroke-dash="Fine_20_Dashed_20__28_var_29_" svg:stroke-color="#009900" draw:fill="none" draw:fill-color="#ffffff" draw:textarea-vertical-align="middle"/>
    </style:style>
    <style:style style:name="gr16" style:family="graphic" style:parent-style-name="standard">
      <style:graphic-properties draw:stroke="dash" draw:stroke-dash="Fine_20_Dashed_20__28_var_29_" svg:stroke-color="#9900ff" draw:fill="none" draw:fill-color="#ffffff" draw:textarea-vertical-align="middle"/>
    </style:style>
    <style:style style:name="gr17" style:family="graphic" style:parent-style-name="standard">
      <style:graphic-properties draw:stroke="dash" draw:stroke-dash="Fine_20_Dashed_20__28_var_29_" svg:stroke-color="#ff6600" draw:fill="none" draw:fill-color="#ffffff" draw:textarea-vertical-align="middle"/>
    </style:style>
    <style:style style:name="gr18" style:family="graphic" style:parent-style-name="standard">
      <style:graphic-properties draw:stroke="dash" draw:stroke-dash="Line_20_Style_20_9" svg:stroke-width="0cm" svg:stroke-color="#6600cc" draw:marker-start-width="0.2cm" draw:marker-end-width="0.2cm" draw:fill="solid" draw:fill-color="#cc66ff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dash" draw:stroke-dash="Fine_20_Dashed_20__28_var_29_" svg:stroke-color="#00ccff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4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8.466cm" svg:height="7.782cm" svg:x="19.05cm" svg:y="5.9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4.318cm" svg:x="0.762cm" svg:y="1.016cm">
          <text:p/>
          <draw:enhanced-geometry svg:viewBox="0 0 21600 21600" draw:type="rectangle" draw:enhanced-path="M 0 0 L 21600 0 21600 21600 0 21600 0 0 Z N"/>
        </draw:custom-shape>
        <draw:rect draw:style-name="gr3" draw:text-style-name="P3" xml:id="id2" draw:id="id2" draw:layer="layout" svg:width="3.302cm" svg:height="1.016cm" svg:x="6.604cm" svg:y="1.778cm">
          <text:p text:style-name="P2"><text:span text:style-name="T1">Manifold</text:span></text:p>
        </draw:rect>
        <draw:rect draw:style-name="gr4" draw:text-style-name="P3" xml:id="id7" draw:id="id7" draw:layer="layout" svg:width="3.302cm" svg:height="1.016cm" svg:x="2.386cm" svg:y="1.778cm">
          <text:p text:style-name="P2"><text:span text:style-name="T1">matrix_utils</text:span></text:p>
        </draw:rect>
        <draw:custom-shape draw:style-name="gr5" draw:text-style-name="P4" draw:layer="layout" svg:width="7.366cm" svg:height="0.762cm" svg:x="0.254cm" svg:y="0.508cm">
          <text:p text:style-name="P4"><text:span text:style-name="T2">Value representation &amp; Manifold 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366cm" svg:height="4.318cm" svg:x="11.146cm" svg:y="1.016cm">
          <text:p text:style-name="P1"/>
          <draw:enhanced-geometry svg:viewBox="0 0 21600 21600" draw:type="rectangle" draw:enhanced-path="M 0 0 L 21600 0 21600 21600 0 21600 0 0 Z N"/>
        </draw:custom-shape>
        <draw:rect draw:style-name="gr7" draw:text-style-name="P3" xml:id="id1" draw:id="id1" draw:layer="layout" svg:width="3.302cm" svg:height="1.016cm" svg:x="12.262cm" svg:y="1.778cm">
          <text:p text:style-name="P2"><text:span text:style-name="T1">Data</text:span></text:p>
        </draw:rect>
        <draw:custom-shape draw:style-name="gr5" draw:text-style-name="P4" draw:layer="layout" svg:width="5.08cm" svg:height="0.762cm" svg:x="12.238cm" svg:y="0.508cm">
          <text:p text:style-name="P4"><text:span text:style-name="T2">Data representation &amp; I/O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2.262cm" svg:y1="2.286cm" svg:x2="9.906cm" svg:y2="2.286cm" draw:start-shape="id1" draw:start-glue-point="3" draw:end-shape="id2" draw:end-glue-point="1" svg:d="M12262 2286h-2356">
          <text:p/>
        </draw:connector>
        <draw:custom-shape draw:style-name="gr2" draw:text-style-name="P1" draw:layer="layout" svg:width="17.78cm" svg:height="2.932cm" svg:x="0.76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9" draw:text-style-name="P3" xml:id="id3" draw:id="id3" draw:layer="layout" svg:width="3.302cm" svg:height="1.016cm" svg:x="10.014cm" svg:y="6.482cm">
          <text:p text:style-name="P2"><text:span text:style-name="T1">Functional</text:span></text:p>
        </draw:rect>
        <draw:custom-shape draw:style-name="gr5" draw:text-style-name="P4" draw:layer="layout" svg:width="7.366cm" svg:height="0.762cm" svg:x="0.254cm" svg:y="5.588cm">
          <text:p text:style-name="P4"><text:span text:style-name="T2">Functional representation &amp; com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014cm" svg:y1="6.99cm" svg:x2="8.255cm" svg:y2="2.794cm" draw:start-shape="id3" draw:start-glue-point="3" draw:end-shape="id2" draw:end-glue-point="2" svg:d="M10014 6990h-1759v-4196">
          <text:p/>
        </draw:connector>
        <draw:connector draw:style-name="gr8" draw:text-style-name="P1" draw:layer="layout" svg:x1="13.316cm" svg:y1="6.99cm" svg:x2="13.913cm" svg:y2="2.794cm" draw:start-shape="id3" draw:start-glue-point="1" draw:end-shape="id1" draw:end-glue-point="2" svg:d="M13316 6990h597v-4196">
          <text:p/>
        </draw:connector>
        <draw:custom-shape draw:style-name="gr2" draw:text-style-name="P1" draw:layer="layout" svg:width="17.78cm" svg:height="4.318cm" svg:x="0.762cm" svg:y="9.446cm">
          <text:p/>
          <draw:enhanced-geometry svg:viewBox="0 0 21600 21600" draw:type="rectangle" draw:enhanced-path="M 0 0 L 21600 0 21600 21600 0 21600 0 0 Z N"/>
        </draw:custom-shape>
        <draw:rect draw:style-name="gr10" draw:text-style-name="P3" xml:id="id4" draw:id="id4" draw:layer="layout" svg:width="3.302cm" svg:height="1.016cm" svg:x="10.06cm" svg:y="10.27cm">
          <text:p text:style-name="P2"><text:span text:style-name="T1">TV_Minimizer</text:span></text:p>
        </draw:rect>
        <draw:custom-shape draw:style-name="gr5" draw:text-style-name="P4" draw:layer="layout" svg:width="2.54cm" svg:height="0.762cm" svg:x="0.254cm" svg:y="9.144cm">
          <text:p text:style-name="P4"><text:span text:style-name="T2">Minimizer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6cm" svg:y1="10.778cm" svg:x2="8.255cm" svg:y2="2.794cm" draw:start-shape="id4" draw:start-glue-point="3" draw:end-shape="id2" svg:d="M10060 10778h-1805v-7984">
          <text:p/>
        </draw:connector>
        <draw:connector draw:style-name="gr8" draw:text-style-name="P1" draw:layer="layout" svg:x1="13.362cm" svg:y1="10.778cm" svg:x2="13.913cm" svg:y2="2.794cm" draw:start-shape="id4" draw:start-glue-point="1" draw:end-shape="id1" draw:end-glue-point="2" svg:d="M13362 10778h551v-7984">
          <text:p/>
        </draw:connector>
        <draw:rect draw:style-name="gr11" draw:text-style-name="P3" xml:id="id5" draw:id="id5" draw:layer="layout" svg:width="3.302cm" svg:height="1.016cm" svg:x="3.012cm" svg:y="10.27cm">
          <text:p text:style-name="P2"><text:span text:style-name="T1">algo_traits</text:span></text:p>
        </draw:rect>
        <draw:connector draw:style-name="gr8" draw:text-style-name="P1" draw:layer="layout" draw:type="line" svg:x1="10.06cm" svg:y1="10.778cm" svg:x2="6.314cm" svg:y2="10.778cm" draw:start-shape="id4" draw:start-glue-point="3" draw:end-shape="id5" draw:end-glue-point="1" svg:d="M10060 10778h-3746">
          <text:p/>
        </draw:connector>
        <draw:custom-shape draw:style-name="gr2" draw:text-style-name="P1" draw:layer="layout" svg:width="8.466cm" svg:height="4.318cm" svg:x="19.02cm" svg:y="1.016cm">
          <text:p/>
          <draw:enhanced-geometry svg:viewBox="0 0 21600 21600" draw:type="rectangle" draw:enhanced-path="M 0 0 L 21600 0 21600 21600 0 21600 0 0 Z N"/>
        </draw:custom-shape>
        <draw:rect draw:style-name="gr12" draw:text-style-name="P3" xml:id="id6" draw:id="id6" draw:layer="layout" svg:width="3.302cm" svg:height="1.016cm" svg:x="19.536cm" svg:y="1.778cm">
          <text:p text:style-name="P2"><text:span text:style-name="T1">Visualization</text:span></text:p>
        </draw:rect>
        <draw:custom-shape draw:style-name="gr5" draw:text-style-name="P4" draw:layer="layout" svg:width="2.54cm" svg:height="0.762cm" svg:x="21.152cm" svg:y="0.508cm">
          <text:p text:style-name="P4"><text:span text:style-name="T2">Visualizer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536cm" svg:y1="2.286cm" svg:x2="15.564cm" svg:y2="2.286cm" draw:start-shape="id6" draw:start-glue-point="3" draw:end-shape="id1" draw:end-glue-point="1" svg:d="M19536 2286h-3972">
          <text:p/>
        </draw:connector>
        <draw:connector draw:style-name="gr8" draw:text-style-name="P1" draw:layer="layout" svg:x1="6.604cm" svg:y1="2.286cm" svg:x2="5.688cm" svg:y2="2.286cm" draw:start-shape="id2" draw:start-glue-point="3" draw:end-shape="id7" draw:end-glue-point="1" svg:d="M6604 2286h-916">
          <text:p/>
        </draw:connector>
        <draw:rect draw:style-name="gr13" draw:text-style-name="P5" xml:id="id8" draw:id="id8" draw:layer="layout" svg:width="2.01cm" svg:height="0.662cm" svg:x="1.016cm" svg:y="3.556cm">
          <text:p text:style-name="P5"><text:span text:style-name="T3">Eigen</text:span></text:p>
        </draw:rect>
        <draw:connector draw:style-name="gr14" draw:text-style-name="P1" draw:layer="layout" svg:x1="8.255cm" svg:y1="2.794cm" svg:x2="3.026cm" svg:y2="3.887cm" draw:start-shape="id2" draw:start-glue-point="2" draw:end-shape="id8" draw:end-glue-point="1" svg:d="M8255 2794v1093h-5229">
          <text:p/>
        </draw:connector>
        <draw:connector draw:style-name="gr14" draw:text-style-name="P1" draw:layer="layout" svg:x1="4.037cm" svg:y1="2.794cm" svg:x2="3.026cm" svg:y2="3.887cm" draw:start-shape="id7" draw:start-glue-point="2" draw:end-shape="id8" draw:end-glue-point="1" svg:d="M4037 2794v1093h-1011">
          <text:p/>
        </draw:connector>
        <draw:rect draw:style-name="gr15" draw:text-style-name="P5" xml:id="id9" draw:id="id9" draw:layer="layout" svg:width="2.01cm" svg:height="0.662cm" svg:x="16.062cm" svg:y="3.048cm">
          <text:p text:style-name="P5"><text:span text:style-name="T3">VPP</text:span></text:p>
        </draw:rect>
        <draw:connector draw:style-name="gr14" draw:text-style-name="P1" draw:layer="layout" svg:x1="13.913cm" svg:y1="2.794cm" svg:x2="16.062cm" svg:y2="3.379cm" draw:start-shape="id1" draw:start-glue-point="2" draw:end-shape="id9" draw:end-glue-point="3" svg:d="M13913 2794v585h2149">
          <text:p/>
        </draw:connector>
        <draw:rect draw:style-name="gr15" draw:text-style-name="P5" xml:id="id10" draw:id="id10" draw:layer="layout" svg:width="2.01cm" svg:height="0.662cm" svg:x="16.062cm" svg:y="3.91cm">
          <text:p text:style-name="P5"><text:span text:style-name="T3">OpenCV</text:span></text:p>
        </draw:rect>
        <draw:connector draw:style-name="gr14" draw:text-style-name="P1" draw:layer="layout" svg:x1="13.913cm" svg:y1="2.794cm" svg:x2="16.062cm" svg:y2="4.241cm" draw:start-shape="id1" draw:start-glue-point="2" draw:end-shape="id10" draw:end-glue-point="3" svg:d="M13913 2794v1447h2149">
          <text:p/>
        </draw:connector>
        <draw:rect draw:style-name="gr16" draw:text-style-name="P5" xml:id="id12" draw:id="id12" draw:layer="layout" svg:width="2.01cm" svg:height="0.662cm" svg:x="22.952cm" svg:y="3.148cm">
          <text:p text:style-name="P5"><text:span text:style-name="T3">OpenGL</text:span></text:p>
        </draw:rect>
        <draw:rect draw:style-name="gr16" draw:text-style-name="P5" xml:id="id13" draw:id="id13" draw:layer="layout" svg:width="2.01cm" svg:height="0.662cm" svg:x="22.952cm" svg:y="4.048cm">
          <text:p text:style-name="P5"><text:span text:style-name="T3">Eigen</text:span></text:p>
        </draw:rect>
        <draw:rect draw:style-name="gr17" draw:text-style-name="P5" xml:id="id14" draw:id="id14" draw:layer="layout" svg:width="2.286cm" svg:height="0.662cm" svg:x="1.164cm" svg:y="11.732cm">
          <text:p text:style-name="P5"><text:span text:style-name="T3">SuiteSparse</text:span></text:p>
        </draw:rect>
        <draw:rect draw:style-name="gr17" draw:text-style-name="P5" xml:id="id15" draw:id="id15" draw:layer="layout" svg:width="2.286cm" svg:height="0.662cm" svg:x="1.164cm" svg:y="12.494cm">
          <text:p text:style-name="P5"><text:span text:style-name="T3">Eigen</text:span></text:p>
        </draw:rect>
        <draw:rect draw:style-name="gr18" draw:text-style-name="P3" xml:id="id11" draw:id="id11" draw:layer="layout" svg:width="3.302cm" svg:height="1.016cm" svg:x="23.984cm" svg:y="1.778cm">
          <text:p text:style-name="P2"><text:span text:style-name="T1">func_ptr_utils</text:span></text:p>
        </draw:rect>
        <draw:connector draw:style-name="gr8" draw:text-style-name="P1" draw:layer="layout" svg:x1="22.838cm" svg:y1="2.286cm" svg:x2="23.984cm" svg:y2="2.286cm" draw:start-shape="id6" draw:start-glue-point="1" draw:end-shape="id11" draw:end-glue-point="3" svg:d="M22838 2286h1146">
          <text:p/>
        </draw:connector>
        <draw:connector draw:style-name="gr14" draw:text-style-name="P1" draw:layer="layout" svg:x1="21.187cm" svg:y1="2.794cm" svg:x2="22.952cm" svg:y2="3.479cm" draw:start-shape="id6" draw:start-glue-point="2" draw:end-shape="id12" draw:end-glue-point="3" svg:d="M21187 2794v685h1765">
          <text:p/>
        </draw:connector>
        <draw:connector draw:style-name="gr14" draw:text-style-name="P1" draw:layer="layout" svg:x1="21.187cm" svg:y1="2.794cm" svg:x2="22.952cm" svg:y2="4.379cm" draw:start-shape="id6" draw:start-glue-point="2" draw:end-shape="id13" draw:end-glue-point="3" svg:d="M21187 2794v1585h1765">
          <text:p/>
        </draw:connector>
        <draw:connector draw:style-name="gr14" draw:text-style-name="P1" draw:layer="layout" svg:x1="4.663cm" svg:y1="11.286cm" svg:x2="3.45cm" svg:y2="12.063cm" draw:start-shape="id5" draw:start-glue-point="2" draw:end-shape="id14" draw:end-glue-point="1" svg:d="M4663 11286v777h-1213">
          <text:p/>
        </draw:connector>
        <draw:connector draw:style-name="gr14" draw:text-style-name="P1" draw:layer="layout" svg:x1="4.663cm" svg:y1="11.286cm" svg:x2="3.45cm" svg:y2="12.825cm" draw:start-shape="id5" draw:start-glue-point="2" draw:end-shape="id15" draw:end-glue-point="1" svg:d="M4663 11286v1539h-1213">
          <text:p/>
        </draw:connector>
        <draw:rect draw:style-name="gr17" draw:text-style-name="P5" xml:id="id18" draw:id="id18" draw:layer="layout" svg:width="2.286cm" svg:height="0.662cm" svg:x="8.266cm" svg:y="11.732cm">
          <text:p text:style-name="P5"><text:span text:style-name="T3">CGAL</text:span></text:p>
        </draw:rect>
        <draw:rect draw:style-name="gr17" draw:text-style-name="P5" xml:id="id17" draw:id="id17" draw:layer="layout" svg:width="2.286cm" svg:height="0.662cm" svg:x="8.266cm" svg:y="12.532cm">
          <text:p text:style-name="P5"><text:span text:style-name="T3">VPP</text:span></text:p>
        </draw:rect>
        <draw:connector draw:style-name="gr14" draw:text-style-name="P1" draw:layer="layout" svg:x1="25.635cm" svg:y1="2.794cm" svg:x2="24.962cm" svg:y2="3.479cm" draw:start-shape="id11" draw:start-glue-point="2" draw:end-shape="id12" draw:end-glue-point="1" svg:d="M25635 2794v685h-673">
          <text:p/>
        </draw:connector>
        <draw:connector draw:style-name="gr8" draw:text-style-name="P1" draw:layer="layout" draw:type="line" svg:x1="11.711cm" svg:y1="10.27cm" svg:x2="11.665cm" svg:y2="7.498cm" draw:start-shape="id4" draw:start-glue-point="0" draw:end-shape="id3" draw:end-glue-point="2" svg:d="M11711 10270l-46-2772">
          <text:p/>
        </draw:connector>
        <draw:connector draw:style-name="gr8" draw:text-style-name="P1" xml:id="id16" draw:id="id16" draw:layer="layout" draw:type="line" svg:x1="11.711cm" svg:y1="11.286cm" svg:x2="11.711cm" svg:y2="11.286cm" draw:start-shape="id4" draw:start-glue-point="2" draw:end-shape="id4" draw:end-glue-point="2" svg:d="M11711 11286z">
          <text:p/>
        </draw:connector>
        <draw:connector draw:style-name="gr14" draw:text-style-name="P1" draw:layer="layout" draw:line-skew="0.579cm" svg:x1="11.711cm" svg:y1="11.286cm" svg:x2="10.552cm" svg:y2="12.863cm" draw:start-shape="id16" draw:start-glue-point="0" draw:end-shape="id17" draw:end-glue-point="1" svg:d="M11711 11286v1577h-1159">
          <text:p/>
        </draw:connector>
        <draw:connector draw:style-name="gr14" draw:text-style-name="P1" draw:layer="layout" draw:line-skew="0.579cm" svg:x1="11.711cm" svg:y1="11.286cm" svg:x2="10.552cm" svg:y2="12.063cm" draw:start-shape="id16" draw:start-glue-point="0" draw:end-shape="id18" draw:end-glue-point="1" svg:d="M11711 11286v777h-1159">
          <text:p/>
        </draw:connector>
        <draw:rect draw:style-name="gr19" draw:text-style-name="P5" xml:id="id19" draw:id="id19" draw:layer="layout" svg:width="2.01cm" svg:height="0.662cm" svg:x="16.062cm" svg:y="7.766cm">
          <text:p text:style-name="P5"><text:span text:style-name="T3">VPP</text:span></text:p>
        </draw:rect>
        <draw:connector draw:style-name="gr14" draw:text-style-name="P1" draw:layer="layout" svg:x1="11.665cm" svg:y1="7.498cm" svg:x2="16.062cm" svg:y2="8.097cm" draw:start-shape="id3" draw:start-glue-point="2" draw:end-shape="id19" draw:end-glue-point="3" svg:d="M11665 7498v599h4397">
          <text:p/>
        </draw:connector>
        <draw:frame draw:style-name="gr20" draw:text-style-name="P6" draw:layer="layout" svg:width="5.126cm" svg:height="5.914cm" svg:x="21.22cm" svg:y="7.268cm">
          <draw:text-box>
            <text:p text:style-name="P6"><text:span text:style-name="T4">M</text:span><text:span text:style-name="T5">anifold</text:span></text:p>
            <text:p text:style-name="P6"><text:span text:style-name="T4">T</text:span><text:span text:style-name="T5">otal</text:span></text:p>
            <text:p text:style-name="P6"><text:span text:style-name="T4">V</text:span><text:span text:style-name="T5">ariation</text:span></text:p>
            <text:p text:style-name="P6"><text:span text:style-name="T4">M</text:span><text:span text:style-name="T5">inimization</text:span></text:p>
            <text:p text:style-name="P6"><text:span text:style-name="T4">T</text:span><text:span text:style-name="T5">emplate</text:span></text:p>
            <text:p text:style-name="P6"><text:span text:style-name="T4">L</text:span><text:span text:style-name="T5">ibrary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465cm" svg:x="1.4cm" svg:y="0.0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Debus</meta:initial-creator>
    <meta:creation-date>2014-09-20T17:51:47</meta:creation-date>
    <meta:editing-duration>PT11H12M41S</meta:editing-duration>
    <meta:editing-cycles>31</meta:editing-cycles>
    <meta:generator>OpenOffice/4.1.1$Unix OpenOffice.org_project/411m6$Build-9775</meta:generator>
    <dc:date>2015-09-20T15:18:00</dc:date>
    <dc:creator>Pascal Debus</dc:creator>
    <meta:document-statistic meta:object-count="73"/>
  </office:meta>
</office:document-meta>
</file>